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 officeooo:rsid="00072230" officeooo:paragraph-rsid="00072230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Courier New" officeooo:rsid="00072230" officeooo:paragraph-rsid="00072230"/>
    </style:style>
    <style:style style:name="P3" style:family="paragraph" style:parent-style-name="Standard">
      <style:paragraph-properties fo:text-align="justify" style:justify-single-word="false"/>
      <style:text-properties style:font-name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bold" officeooo:rsid="00072230" officeooo:paragraph-rsid="00072230" style:font-weight-asian="bold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Courier New" officeooo:rsid="000ab57d" officeooo:paragraph-rsid="000ab57d"/>
    </style:style>
    <style:style style:name="P6" style:family="paragraph" style:parent-style-name="Standard">
      <style:paragraph-properties fo:text-align="justify" style:justify-single-word="false"/>
      <style:text-properties style:font-name="Courier New" officeooo:rsid="000ab57d" officeooo:paragraph-rsid="000ab57d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Courier New" officeooo:rsid="000b75d9" officeooo:paragraph-rsid="000b75d9"/>
    </style:style>
    <style:style style:name="P8" style:family="paragraph" style:parent-style-name="Standard">
      <style:paragraph-properties fo:text-align="justify" style:justify-single-word="false"/>
      <style:text-properties style:font-name="Courier New" officeooo:rsid="000b75d9" officeooo:paragraph-rsid="000b75d9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ourier New" officeooo:rsid="000c3bf0" officeooo:paragraph-rsid="000c3bf0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ourier New" officeooo:rsid="000d6400" officeooo:paragraph-rsid="000d6400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ourier New" officeooo:rsid="000e1b76" officeooo:paragraph-rsid="000e1b76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Courier New" officeooo:rsid="000ee1b3" officeooo:paragraph-rsid="000ee1b3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ourier New" officeooo:rsid="00104c1a" officeooo:paragraph-rsid="00104c1a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Courier New" officeooo:rsid="0011c031" officeooo:paragraph-rsid="0011c031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ourier New" officeooo:rsid="00123f65" officeooo:paragraph-rsid="00123f65"/>
    </style:style>
    <style:style style:name="T1" style:family="text">
      <style:text-properties officeooo:rsid="00079c06"/>
    </style:style>
    <style:style style:name="T2" style:family="text">
      <style:text-properties officeooo:rsid="000c7233"/>
    </style:style>
    <style:style style:name="T3" style:family="text">
      <style:text-properties officeooo:rsid="00104c1a"/>
    </style:style>
    <style:style style:name="T4" style:family="text">
      <style:text-properties officeooo:rsid="00113106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EJERCICIOS BÁSICOS</text:p>
      <text:p text:style-name="P1"/>
      <text:list xml:id="list3809289529" text:style-name="L2">
        <text:list-item>
          <text:p text:style-name="P2">El primer ejercicio se deberá resolver <text:span text:style-name="T1">de dos formas. Primero </text:span>con la <text:span text:style-name="T1">siguiente </text:span>instrucción empleando un <text:span text:style-name="T1">fichero html y la etiqueta script</text:span></text:p>
          <text:p text:style-name="P2"/>
          <text:p text:style-name="P2">console.log("Hola mundo! <text:span text:style-name="T1">Fichero HTML</text:span>");</text:p>
          <text:p text:style-name="P2"/>
          <text:p text:style-name="P2"><text:span text:style-name="T1">En la segunda ejecución, se empleará Node.js, añadiendo el </text:span>código inicial propuesto en el archivo codigoInicialReadLineyPrint.js para poder usar readline() y print() se resuelve con:</text:p>
          <text:p text:style-name="P2"/>
          <text:p text:style-name="P2">print("Hola mundo! <text:span text:style-name="T1">Node.js</text:span>");</text:p>
        </text:list-item>
      </text:list>
      <text:p text:style-name="P1"/>
      <text:p text:style-name="P1"><text:tab/>El fichero codigoInicialReadLineyPrint.js utilizaa el motor de Javascript NodeJS. En otros motores (intérpretes) de Javascript como V8 se definen las siguientes funciones que no existen en NodeJs:</text:p>
      <text:p text:style-name="P1"/>
      <text:p text:style-name="P1">- readline() -&gt; Lee una linea completa</text:p>
      <text:p text:style-name="P1"/>
      <text:p text:style-name="P1">- print() -&gt; Equivalente a console.log()</text:p>
      <text:p text:style-name="P1"/>
      <text:p text:style-name="P1">No es obligatorio, pero para facilitar el uso de la entrada/salida os recomendamos useis el siguiente código al principio de vuestros programas para simular dichas funciones.</text:p>
      <text:p text:style-name="P1"/>
      <text:p text:style-name="P6">En lo que respecta a la ejecución con VS Code, crea dos entradas en el archivo json para cada una de las ejecuciones.</text:p>
      <text:list xml:id="list1034388354716" text:continue-numbering="true" text:style-name="L2">
        <text:list-header>
          <text:p text:style-name="P2"/>
        </text:list-header>
        <text:list-item>
          <text:p text:style-name="P5">Este ejercicio se trata de leer tres números y decir si alguno es mayor que 10. Es suficiente con resolverlo de una de las formas. La más cómoda es la de Node.js.</text:p>
          <text:p text:style-name="P5"/>
        </text:list-item>
        <text:list-item>
          <text:p text:style-name="P7">Crea un programa que, dado día y mes, nos diga si es Navidad.</text:p>
        </text:list-item>
      </text:list>
      <text:p text:style-name="P8"/>
      <text:list xml:id="list1034451643697" text:continue-numbering="true" text:style-name="L2">
        <text:list-item>
          <text:p text:style-name="P9">Crea un programa que dado un sueldo menor de 500€ y una antigüedad mayor o igual 10, multiplique el sueldo por 3; en el caso de que <text:span text:style-name="T2">la antigüedad </text:span>sea menor a 10, lo multiplique por 2. <text:span text:style-name="T2">Y cuando el sueldo sea igual o superior a 500€, non se realice ningún aumento.</text:span></text:p>
          <text:p text:style-name="P9"/>
        </text:list-item>
        <text:list-item>
          <text:p text:style-name="P10">Programa que según el rango que esté una nota numérica le de una calificación de “Muy deficiente” si es menor que 3, “Insuficiente”, “Bien”, “Notable” y “Sobresaliente”.</text:p>
          <text:p text:style-name="P10"/>
        </text:list-item>
        <text:list-item>
          <text:p text:style-name="P11">Programa que muestre por pantalla todos los números pares hasta un número establecido que cambiará en cada ejecución.</text:p>
          <text:p text:style-name="P11"/>
        </text:list-item>
        <text:list-item>
          <text:p text:style-name="P12">Programa que imprima los números impares desde un número dado hasta <text:span text:style-name="T3">1</text:span>.</text:p>
          <text:p text:style-name="P12"><text:soft-page-break/></text:p>
        </text:list-item>
        <text:list-item>
          <text:p text:style-name="P13">Programa que muestre la tabla de multiplicar de <text:span text:style-name="T4">un número dado desde 1 hasta otro número especificado.</text:span></text:p>
          <text:p text:style-name="P13"/>
        </text:list-item>
        <text:list-item>
          <text:p text:style-name="P14">Programa que vaya leyendo números hasta que se introduzca el valor -1. Al final, debe informar si alguno de los números leídos fue el 10.</text:p>
          <text:p text:style-name="P14"/>
        </text:list-item>
        <text:list-item>
          <text:p text:style-name="P15">Programa que diga si un número dado es prim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2:21:45.893000000</meta:creation-date>
    <dc:date>2019-09-23T00:10:32.391000000</dc:date>
    <meta:editing-duration>PT57M9S</meta:editing-duration>
    <meta:editing-cycles>9</meta:editing-cycles>
    <meta:generator>LibreOffice/6.1.1.2$Windows_X86_64 LibreOffice_project/5d19a1bfa650b796764388cd8b33a5af1f5baa1b</meta:generator>
    <meta:document-statistic meta:table-count="0" meta:image-count="0" meta:object-count="0" meta:page-count="2" meta:paragraph-count="19" meta:word-count="360" meta:character-count="2118" meta:non-whitespace-character-count="1786"/>
  </office:meta>
</office:document-meta>
</file>